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ObjectReplacements/Object 2" manifest:media-type="application/x-openoffice-gdimetafile;windows_formatname=&quot;GDIMetaFile&quot;"/>
  <manifest:file-entry manifest:full-path="content.xml" manifest:media-type="text/xml"/>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Serif" svg:font-family="Liberation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027b6a" officeooo:paragraph-rsid="00027b6a"/>
    </style:style>
    <style:style style:name="P2" style:family="paragraph" style:parent-style-name="Standard">
      <style:paragraph-properties fo:text-align="start" style:justify-single-word="false"/>
      <style:text-properties officeooo:rsid="00027b6a" officeooo:paragraph-rsid="00027b6a"/>
    </style:style>
    <style:style style:name="P3" style:family="paragraph" style:parent-style-name="Standard">
      <style:paragraph-properties fo:text-align="center" style:justify-single-word="false"/>
      <style:text-properties style:text-underline-style="solid" style:text-underline-width="auto" style:text-underline-color="font-color" fo:font-weight="bold" officeooo:rsid="00027b6a" officeooo:paragraph-rsid="00027b6a" style:font-weight-asian="bold" style:font-weight-complex="bold"/>
    </style:style>
    <style:style style:name="P4" style:family="paragraph" style:parent-style-name="Standard">
      <style:paragraph-properties fo:text-align="start" style:justify-single-word="false"/>
      <style:text-properties style:text-underline-style="none" fo:font-weight="normal" officeooo:rsid="00027b6a" officeooo:paragraph-rsid="00027b6a" style:font-weight-asian="normal" style:font-weight-complex="normal"/>
    </style:style>
    <style:style style:name="T1" style:family="text">
      <style:text-properties style:font-name="LiberationSerif" fo:font-size="12pt" style:font-size-asian="12pt"/>
    </style:style>
    <style:style style:name="T2" style:family="text">
      <style:text-properties style:font-name="LiberationSerif" fo:font-size="12pt" officeooo:rsid="00044172" style:font-size-asian="12pt"/>
    </style:style>
    <style:style style:name="T3" style:family="text">
      <style:text-properties style:font-name="LiberationSerif" fo:font-size="12pt" officeooo:rsid="00064192" style:font-size-asian="12pt"/>
    </style:style>
    <style:style style:name="T4" style:family="text">
      <style:text-properties style:font-name="LiberationSerif" fo:font-size="12pt" officeooo:rsid="00068641" style:font-size-asian="12pt"/>
    </style:style>
    <style:style style:name="fr1"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ravis Robinson</text:p>
      <text:p text:style-name="P1">CS475</text:p>
      <text:p text:style-name="P1">Spring 2016</text:p>
      <text:p text:style-name="P1">Project 5</text:p>
      <text:p text:style-name="P1">Vectorized Array Multiplication and Reduction</text:p>
      <text:p text:style-name="P2"/>
      <text:p text:style-name="P2"><text:span text:style-name="T1">For project 5, I used OSUs Flip server, at access.engr.oregonstate.edu.</text:span></text:p>
      <text:p text:style-name="P2"><text:span text:style-name="T1"/></text:p>
      <text:p text:style-name="P3"><text:span text:style-name="T1">Table And Chart</text:span></text:p>
      <text:p text:style-name="P2"><text:span text:style-name="T1"/></text:p>
      <text:p text:style-name="P2"><draw:frame draw:style-name="fr1" draw:name="Object1" text:anchor-type="paragraph" svg:width="3.0835in" svg:height="6.4591in" draw:z-index="0"><draw:object xlink:href="./Object 1" xlink:type="simple" xlink:show="embed" xlink:actuate="onLoad"/><draw:image xlink:href="./ObjectReplacements/Object 1" xlink:type="simple" xlink:show="embed" xlink:actuate="onLoad"/></draw:frame><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oft-page-break/><text:span text:style-name="T1"/></text:p>
      <text:p text:style-name="P2"><text:span text:style-name="T1"/></text:p>
      <text:p text:style-name="P2"><draw:frame draw:style-name="fr1" draw:name="Object2" text:anchor-type="paragraph" svg:width="6.2992in" svg:height="3.5429in" draw:z-index="1"><draw:object xlink:href="./Object 2" xlink:type="simple" xlink:show="embed" xlink:actuate="onLoad"/><draw:image xlink:href="./ObjectReplacements/Object 2" xlink:type="simple" xlink:show="embed" xlink:actuate="onLoad"/></draw:frame><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3"><text:span text:style-name="T1">Commentary</text:span></text:p>
      <text:p text:style-name="P4"><text:span text:style-name="T1"><text:tab/></text:span><text:span text:style-name="T2">The pattern that we see in these graphs is that both non-reduction and reduction have relatively constant speedups across array sizes, with the exception of the occasional dip or peak. (At least when the array size isn't really small). This is because </text:span><text:span text:style-name="T3">when the number of array elements exceeds the number of processing units, there's no further speedups to make, because each one is only able to perform a limited number of operations on a limited number of elements in a specified time period; adding more array elements won't change the amount of processing that can be done, so we hit an improvement cap when the number of elements has exceeded the processing units.</text:span></text:p>
      <text:p text:style-name="P4"><text:span text:style-name="T3"/></text:p>
      <text:p text:style-name="P4"><text:span text:style-name="T3"><text:tab/>We also see from the graph that the speedup for non reduction is around four, while the speedup for reduction is a little less than eight. The reason for this is that with SIMD, four floats can be done at a time, while with regular processing, we can only do one, so we would expect to get an improvement of around four times as much. With reduction though, we do get around eight times the improvement, and that is because of the way that reductions work; </text:span><text:span text:style-name="T4">with a reduction, once a calculation is completed, it sends it's results up to the next level, which then compiles all the results it received, adds it's results, and sends that up to the next level. This is repeated until the last level is reached where all results have been put together. Sort of like a pyrimid. This gives means that with out reduction we were getting O(N) times, but with it O(log N). (In other words, for each element we add, the increase in needed time to solve gets halved). This is why we get closer to eight times the speed for reduction calculations: four floating point values, and results being combined at the next level instead of one-at-a-ti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LiberationSerif" svg:font-family="Liberation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7T12:55:03.771000000</meta:creation-date>
    <dc:date>2016-05-17T14:21:46.633000000</dc:date>
    <meta:editing-duration>PT8M50S</meta:editing-duration>
    <meta:editing-cycles>1</meta:editing-cycles>
    <meta:document-statistic meta:table-count="0" meta:image-count="0" meta:object-count="2" meta:page-count="2" meta:paragraph-count="10" meta:word-count="346" meta:character-count="1985" meta:non-whitespace-character-count="1647"/>
    <meta:generator>LibreOffice/5.0.0.5$Windows_x86 LibreOffice_project/1b1a90865e348b492231e1c451437d7a15bb262b</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2.64pt"/>
    </style:style>
    <style:style style:name="co2" style:family="table-column">
      <style:table-column-properties fo:break-before="auto" style:column-width="75.34pt"/>
    </style:style>
    <style:style style:name="co3" style:family="table-column">
      <style:table-column-properties fo:break-before="auto" style:column-width="94pt"/>
    </style:style>
    <style:style style:name="co4" style:family="table-column">
      <style:table-column-properties fo:break-before="auto" style:column-width="64.01pt"/>
    </style:style>
    <style:style style:name="ro1" style:family="table-row">
      <style:table-row-properties style:row-height="29.85pt" fo:break-before="auto" style:use-optimal-row-height="fals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text-properties style:text-position=""/>
    </style:style>
    <style:style style:name="ce2" style:family="table-cell" style:parent-style-name="Default">
      <style:table-cell-properties fo:border="0.06pt solid #000000"/>
      <style:text-properties style:text-position=""/>
    </style:style>
    <style:style style:name="ce3" style:family="table-cell" style:parent-style-name="Default">
      <style:table-cell-properties style:text-align-source="fix" style:repeat-content="false" fo:border="0.06pt solid #000000"/>
      <style:paragraph-properties fo:text-align="end" fo:margin-left="0pt"/>
      <style:text-properties style:text-position=""/>
    </style:style>
    <style:style style:name="ce4" style:family="table-cell" style:parent-style-name="Default">
      <style:table-cell-properties style:text-align-source="fix" style:repeat-content="false" fo:border="0.06pt solid #000000" style:vertical-align="middle"/>
      <style:paragraph-properties fo:text-align="center"/>
    </style:style>
    <style:style style:name="ce5" style:family="table-cell" style:parent-style-name="Default">
      <style:table-cell-properties fo:border="0.06pt solid #000000"/>
    </style:style>
    <style:style style:name="ce6" style:family="table-cell" style:parent-style-name="Default">
      <style:table-cell-properties style:text-align-source="fix" style:repeat-content="false" fo:border="0.06pt solid #000000"/>
      <style:paragraph-properties fo:text-align="end" fo:margin-left="0pt"/>
    </style:style>
  </office:automatic-styles>
  <office:body>
    <office:spreadsheet>
      <table:calculation-settings table:automatic-find-labels="false"/>
      <table:table table:name="Sheet1" table:style-name="ta1">
        <table:table-column table:style-name="co1" table:default-cell-style-name="ce5"/>
        <table:table-column table:style-name="co2" table:default-cell-style-name="ce5"/>
        <table:table-column table:style-name="co3" table:default-cell-style-name="ce5"/>
        <table:table-row table:style-name="ro1">
          <table:table-cell table:style-name="ce4" office:value-type="string" calcext:value-type="string" table:number-columns-spanned="3" table:number-rows-spanned="1">
            <text:p>Vectorized Array Multiplcation and Reduction</text:p>
          </table:table-cell>
          <table:covered-table-cell table:number-columns-repeated="2"/>
        </table:table-row>
        <table:table-row table:style-name="ro2">
          <table:table-cell office:value-type="string" calcext:value-type="string">
            <text:p>Length</text:p>
          </table:table-cell>
          <table:table-cell office:value-type="string" calcext:value-type="string">
            <text:p>Non-Reduction</text:p>
          </table:table-cell>
          <table:table-cell table:style-name="ce6" office:value-type="string" calcext:value-type="string">
            <text:p>Reduction</text:p>
          </table:table-cell>
        </table:table-row>
        <table:table-row table:style-name="ro2">
          <table:table-cell office:value-type="float" office:value="1000" calcext:value-type="float">
            <text:p>1000</text:p>
          </table:table-cell>
          <table:table-cell office:value-type="float" office:value="1.549482" calcext:value-type="float">
            <text:p>1.549482</text:p>
          </table:table-cell>
          <table:table-cell office:value-type="float" office:value="1.703754" calcext:value-type="float">
            <text:p>1.703754</text:p>
          </table:table-cell>
        </table:table-row>
        <table:table-row table:style-name="ro2">
          <table:table-cell office:value-type="float" office:value="1000000" calcext:value-type="float">
            <text:p>1000000</text:p>
          </table:table-cell>
          <table:table-cell office:value-type="float" office:value="2.505125" calcext:value-type="float">
            <text:p>2.505125</text:p>
          </table:table-cell>
          <table:table-cell office:value-type="float" office:value="7.585893" calcext:value-type="float">
            <text:p>7.585893</text:p>
          </table:table-cell>
        </table:table-row>
        <table:table-row table:style-name="ro2">
          <table:table-cell office:value-type="float" office:value="2000000" calcext:value-type="float">
            <text:p>2000000</text:p>
          </table:table-cell>
          <table:table-cell office:value-type="float" office:value="3.165735" calcext:value-type="float">
            <text:p>3.165735</text:p>
          </table:table-cell>
          <table:table-cell office:value-type="float" office:value="7.568983" calcext:value-type="float">
            <text:p>7.568983</text:p>
          </table:table-cell>
        </table:table-row>
        <table:table-row table:style-name="ro2">
          <table:table-cell office:value-type="float" office:value="3000000" calcext:value-type="float">
            <text:p>3000000</text:p>
          </table:table-cell>
          <table:table-cell office:value-type="float" office:value="3.139292" calcext:value-type="float">
            <text:p>3.139292</text:p>
          </table:table-cell>
          <table:table-cell office:value-type="float" office:value="7.53775" calcext:value-type="float">
            <text:p>7.53775</text:p>
          </table:table-cell>
        </table:table-row>
        <table:table-row table:style-name="ro2">
          <table:table-cell office:value-type="float" office:value="4000000" calcext:value-type="float">
            <text:p>4000000</text:p>
          </table:table-cell>
          <table:table-cell office:value-type="float" office:value="3.483168" calcext:value-type="float">
            <text:p>3.483168</text:p>
          </table:table-cell>
          <table:table-cell office:value-type="float" office:value="7.528567" calcext:value-type="float">
            <text:p>7.528567</text:p>
          </table:table-cell>
        </table:table-row>
        <table:table-row table:style-name="ro2">
          <table:table-cell office:value-type="float" office:value="5000000" calcext:value-type="float">
            <text:p>5000000</text:p>
          </table:table-cell>
          <table:table-cell office:value-type="float" office:value="3.906835" calcext:value-type="float">
            <text:p>3.906835</text:p>
          </table:table-cell>
          <table:table-cell office:value-type="float" office:value="6.19092" calcext:value-type="float">
            <text:p>6.19092</text:p>
          </table:table-cell>
        </table:table-row>
        <table:table-row table:style-name="ro2">
          <table:table-cell office:value-type="float" office:value="6000000" calcext:value-type="float">
            <text:p>6000000</text:p>
          </table:table-cell>
          <table:table-cell office:value-type="float" office:value="2.882271" calcext:value-type="float">
            <text:p>2.882271</text:p>
          </table:table-cell>
          <table:table-cell office:value-type="float" office:value="7.35998" calcext:value-type="float">
            <text:p>7.35998</text:p>
          </table:table-cell>
        </table:table-row>
        <table:table-row table:style-name="ro2">
          <table:table-cell office:value-type="float" office:value="7000000" calcext:value-type="float">
            <text:p>7000000</text:p>
          </table:table-cell>
          <table:table-cell office:value-type="float" office:value="2.921315" calcext:value-type="float">
            <text:p>2.921315</text:p>
          </table:table-cell>
          <table:table-cell office:value-type="float" office:value="7.405128" calcext:value-type="float">
            <text:p>7.405128</text:p>
          </table:table-cell>
        </table:table-row>
        <table:table-row table:style-name="ro2">
          <table:table-cell office:value-type="float" office:value="8000000" calcext:value-type="float">
            <text:p>8000000</text:p>
          </table:table-cell>
          <table:table-cell office:value-type="float" office:value="4.432095" calcext:value-type="float">
            <text:p>4.432095</text:p>
          </table:table-cell>
          <table:table-cell office:value-type="float" office:value="7.499025" calcext:value-type="float">
            <text:p>7.499025</text:p>
          </table:table-cell>
        </table:table-row>
        <table:table-row table:style-name="ro2">
          <table:table-cell office:value-type="float" office:value="9000000" calcext:value-type="float">
            <text:p>9000000</text:p>
          </table:table-cell>
          <table:table-cell office:value-type="float" office:value="3.809526" calcext:value-type="float">
            <text:p>3.809526</text:p>
          </table:table-cell>
          <table:table-cell office:value-type="float" office:value="7.479907" calcext:value-type="float">
            <text:p>7.479907</text:p>
          </table:table-cell>
        </table:table-row>
        <table:table-row table:style-name="ro2">
          <table:table-cell office:value-type="float" office:value="10000000" calcext:value-type="float">
            <text:p>10000000</text:p>
          </table:table-cell>
          <table:table-cell office:value-type="float" office:value="3.708605" calcext:value-type="float">
            <text:p>3.708605</text:p>
          </table:table-cell>
          <table:table-cell office:value-type="float" office:value="7.555506" calcext:value-type="float">
            <text:p>7.555506</text:p>
          </table:table-cell>
        </table:table-row>
        <table:table-row table:style-name="ro2">
          <table:table-cell office:value-type="float" office:value="11000000" calcext:value-type="float">
            <text:p>11000000</text:p>
          </table:table-cell>
          <table:table-cell office:value-type="float" office:value="3.842442" calcext:value-type="float">
            <text:p>3.842442</text:p>
          </table:table-cell>
          <table:table-cell office:value-type="float" office:value="7.57633" calcext:value-type="float">
            <text:p>7.57633</text:p>
          </table:table-cell>
        </table:table-row>
        <table:table-row table:style-name="ro2">
          <table:table-cell office:value-type="float" office:value="12000000" calcext:value-type="float">
            <text:p>12000000</text:p>
          </table:table-cell>
          <table:table-cell office:value-type="float" office:value="3.809073" calcext:value-type="float">
            <text:p>3.809073</text:p>
          </table:table-cell>
          <table:table-cell office:value-type="float" office:value="7.535654" calcext:value-type="float">
            <text:p>7.535654</text:p>
          </table:table-cell>
        </table:table-row>
        <table:table-row table:style-name="ro2">
          <table:table-cell office:value-type="float" office:value="13000000" calcext:value-type="float">
            <text:p>13000000</text:p>
          </table:table-cell>
          <table:table-cell office:value-type="float" office:value="3.81506" calcext:value-type="float">
            <text:p>3.81506</text:p>
          </table:table-cell>
          <table:table-cell office:value-type="float" office:value="7.506073" calcext:value-type="float">
            <text:p>7.506073</text:p>
          </table:table-cell>
        </table:table-row>
        <table:table-row table:style-name="ro2">
          <table:table-cell office:value-type="float" office:value="14000000" calcext:value-type="float">
            <text:p>14000000</text:p>
          </table:table-cell>
          <table:table-cell office:value-type="float" office:value="3.828529" calcext:value-type="float">
            <text:p>3.828529</text:p>
          </table:table-cell>
          <table:table-cell office:value-type="float" office:value="7.527486" calcext:value-type="float">
            <text:p>7.527486</text:p>
          </table:table-cell>
        </table:table-row>
        <table:table-row table:style-name="ro2">
          <table:table-cell office:value-type="float" office:value="15000000" calcext:value-type="float">
            <text:p>15000000</text:p>
          </table:table-cell>
          <table:table-cell office:value-type="float" office:value="3.146829" calcext:value-type="float">
            <text:p>3.146829</text:p>
          </table:table-cell>
          <table:table-cell office:value-type="float" office:value="7.36315" calcext:value-type="float">
            <text:p>7.36315</text:p>
          </table:table-cell>
        </table:table-row>
        <table:table-row table:style-name="ro2">
          <table:table-cell office:value-type="float" office:value="16000000" calcext:value-type="float">
            <text:p>16000000</text:p>
          </table:table-cell>
          <table:table-cell office:value-type="float" office:value="3.749459" calcext:value-type="float">
            <text:p>3.749459</text:p>
          </table:table-cell>
          <table:table-cell office:value-type="float" office:value="7.543507" calcext:value-type="float">
            <text:p>7.543507</text:p>
          </table:table-cell>
        </table:table-row>
        <table:table-row table:style-name="ro2">
          <table:table-cell office:value-type="float" office:value="17000000" calcext:value-type="float">
            <text:p>17000000</text:p>
          </table:table-cell>
          <table:table-cell office:value-type="float" office:value="3.780014" calcext:value-type="float">
            <text:p>3.780014</text:p>
          </table:table-cell>
          <table:table-cell office:value-type="float" office:value="7.585005" calcext:value-type="float">
            <text:p>7.585005</text:p>
          </table:table-cell>
        </table:table-row>
        <table:table-row table:style-name="ro2">
          <table:table-cell office:value-type="float" office:value="18000000" calcext:value-type="float">
            <text:p>18000000</text:p>
          </table:table-cell>
          <table:table-cell office:value-type="float" office:value="3.809894" calcext:value-type="float">
            <text:p>3.809894</text:p>
          </table:table-cell>
          <table:table-cell office:value-type="float" office:value="7.534399" calcext:value-type="float">
            <text:p>7.534399</text:p>
          </table:table-cell>
        </table:table-row>
        <table:table-row table:style-name="ro2">
          <table:table-cell office:value-type="float" office:value="19000000" calcext:value-type="float">
            <text:p>19000000</text:p>
          </table:table-cell>
          <table:table-cell office:value-type="float" office:value="3.860751" calcext:value-type="float">
            <text:p>3.860751</text:p>
          </table:table-cell>
          <table:table-cell office:value-type="float" office:value="7.531435" calcext:value-type="float">
            <text:p>7.531435</text:p>
          </table:table-cell>
        </table:table-row>
        <table:table-row table:style-name="ro2">
          <table:table-cell office:value-type="float" office:value="20000000" calcext:value-type="float">
            <text:p>20000000</text:p>
          </table:table-cell>
          <table:table-cell office:value-type="float" office:value="3.806974" calcext:value-type="float">
            <text:p>3.806974</text:p>
          </table:table-cell>
          <table:table-cell office:value-type="float" office:value="7.566143" calcext:value-type="float">
            <text:p>7.566143</text:p>
          </table:table-cell>
        </table:table-row>
        <table:table-row table:style-name="ro2">
          <table:table-cell office:value-type="float" office:value="21000000" calcext:value-type="float">
            <text:p>21000000</text:p>
          </table:table-cell>
          <table:table-cell office:value-type="float" office:value="3.354155" calcext:value-type="float">
            <text:p>3.354155</text:p>
          </table:table-cell>
          <table:table-cell office:value-type="float" office:value="7.111096" calcext:value-type="float">
            <text:p>7.111096</text:p>
          </table:table-cell>
        </table:table-row>
        <table:table-row table:style-name="ro2">
          <table:table-cell office:value-type="float" office:value="22000000" calcext:value-type="float">
            <text:p>22000000</text:p>
          </table:table-cell>
          <table:table-cell office:value-type="float" office:value="3.938343" calcext:value-type="float">
            <text:p>3.938343</text:p>
          </table:table-cell>
          <table:table-cell office:value-type="float" office:value="7.545819" calcext:value-type="float">
            <text:p>7.545819</text:p>
          </table:table-cell>
        </table:table-row>
        <table:table-row table:style-name="ro2">
          <table:table-cell office:value-type="float" office:value="23000000" calcext:value-type="float">
            <text:p>23000000</text:p>
          </table:table-cell>
          <table:table-cell office:value-type="float" office:value="3.821408" calcext:value-type="float">
            <text:p>3.821408</text:p>
          </table:table-cell>
          <table:table-cell office:value-type="float" office:value="7.559042" calcext:value-type="float">
            <text:p>7.559042</text:p>
          </table:table-cell>
        </table:table-row>
        <table:table-row table:style-name="ro2">
          <table:table-cell office:value-type="float" office:value="24000000" calcext:value-type="float">
            <text:p>24000000</text:p>
          </table:table-cell>
          <table:table-cell office:value-type="float" office:value="3.856352" calcext:value-type="float">
            <text:p>3.856352</text:p>
          </table:table-cell>
          <table:table-cell office:value-type="float" office:value="7.548422" calcext:value-type="float">
            <text:p>7.548422</text:p>
          </table:table-cell>
        </table:table-row>
        <table:table-row table:style-name="ro2">
          <table:table-cell office:value-type="float" office:value="25000000" calcext:value-type="float">
            <text:p>25000000</text:p>
          </table:table-cell>
          <table:table-cell office:value-type="float" office:value="3.83341" calcext:value-type="float">
            <text:p>3.83341</text:p>
          </table:table-cell>
          <table:table-cell office:value-type="float" office:value="7.529081" calcext:value-type="float">
            <text:p>7.529081</text:p>
          </table:table-cell>
        </table:table-row>
        <table:table-row table:style-name="ro2">
          <table:table-cell office:value-type="float" office:value="26000000" calcext:value-type="float">
            <text:p>26000000</text:p>
          </table:table-cell>
          <table:table-cell office:value-type="float" office:value="3.865509" calcext:value-type="float">
            <text:p>3.865509</text:p>
          </table:table-cell>
          <table:table-cell office:value-type="float" office:value="7.520887" calcext:value-type="float">
            <text:p>7.520887</text:p>
          </table:table-cell>
        </table:table-row>
        <table:table-row table:style-name="ro2">
          <table:table-cell office:value-type="float" office:value="27000000" calcext:value-type="float">
            <text:p>27000000</text:p>
          </table:table-cell>
          <table:table-cell office:value-type="float" office:value="3.907911" calcext:value-type="float">
            <text:p>3.907911</text:p>
          </table:table-cell>
          <table:table-cell office:value-type="float" office:value="7.275089" calcext:value-type="float">
            <text:p>7.275089</text:p>
          </table:table-cell>
        </table:table-row>
        <table:table-row table:style-name="ro2">
          <table:table-cell office:value-type="float" office:value="28000000" calcext:value-type="float">
            <text:p>28000000</text:p>
          </table:table-cell>
          <table:table-cell office:value-type="float" office:value="3.86169" calcext:value-type="float">
            <text:p>3.86169</text:p>
          </table:table-cell>
          <table:table-cell office:value-type="float" office:value="6.4535" calcext:value-type="float">
            <text:p>6.4535</text:p>
          </table:table-cell>
        </table:table-row>
        <table:table-row table:style-name="ro2">
          <table:table-cell office:value-type="float" office:value="29000000" calcext:value-type="float">
            <text:p>29000000</text:p>
          </table:table-cell>
          <table:table-cell office:value-type="float" office:value="3.856776" calcext:value-type="float">
            <text:p>3.856776</text:p>
          </table:table-cell>
          <table:table-cell office:value-type="float" office:value="7.570984" calcext:value-type="float">
            <text:p>7.570984</text:p>
          </table:table-cell>
        </table:table-row>
        <table:table-row table:style-name="ro2">
          <table:table-cell office:value-type="float" office:value="30000000" calcext:value-type="float">
            <text:p>30000000</text:p>
          </table:table-cell>
          <table:table-cell office:value-type="float" office:value="3.829537" calcext:value-type="float">
            <text:p>3.829537</text:p>
          </table:table-cell>
          <table:table-cell office:value-type="float" office:value="7.547186" calcext:value-type="float">
            <text:p>7.547186</text:p>
          </table:table-cell>
        </table:table-row>
        <table:table-row table:style-name="ro2">
          <table:table-cell office:value-type="float" office:value="31000000" calcext:value-type="float">
            <text:p>31000000</text:p>
          </table:table-cell>
          <table:table-cell office:value-type="float" office:value="3.123247" calcext:value-type="float">
            <text:p>3.123247</text:p>
          </table:table-cell>
          <table:table-cell office:value-type="float" office:value="7.344575" calcext:value-type="float">
            <text:p>7.344575</text:p>
          </table:table-cell>
        </table:table-row>
        <table:table-row table:style-name="ro2">
          <table:table-cell office:value-type="float" office:value="32000000" calcext:value-type="float">
            <text:p>32000000</text:p>
          </table:table-cell>
          <table:table-cell office:value-type="float" office:value="4.375939" calcext:value-type="float">
            <text:p>4.375939</text:p>
          </table:table-cell>
          <table:table-cell office:value-type="float" office:value="6.571261" calcext:value-type="float">
            <text:p>6.571261</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17">00/00/0000</text:date>, <text:time style:data-style-name="N2" text:time-value="13:05:34.907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line" chart:style-name="ch1">
        <chart:title svg:x="3.497cm" svg:y="0.315cm" chart:style-name="ch2">
          <text:p>Vectorized Array Multiplication And Reduction</text:p>
        </chart:title>
        <chart:legend chart:legend-position="end" svg:x="12.406cm" svg:y="3.951cm" style:legend-expansion="high" chart:style-name="ch3"/>
        <chart:plot-area chart:style-name="ch4" chart:data-source-has-labels="both" svg:x="1.33cm" svg:y="1.273cm" svg:width="10.757cm" svg:height="6.566cm">
          <chartooo:coordinate-region svg:x="1.766cm" svg:y="1.273cm" svg:width="9.95cm" svg:height="4.789cm"/>
          <chart:axis chart:dimension="x" chart:name="primary-x" chart:style-name="ch5" chartooo:axis-type="auto">
            <chartooo:date-scale/>
            <chart:title svg:x="4.746cm" svg:y="8.018cm" chart:style-name="ch6">
              <text:p>Number of Array Elements</text:p>
            </chart:title>
            <chart:categories table:cell-range-address="local-table.$A$2:.$A$34"/>
          </chart:axis>
          <chart:axis chart:dimension="y" chart:name="primary-y" chart:style-name="ch5">
            <chart:title svg:x="0.451cm" svg:y="5.949cm" chart:style-name="ch7">
              <text:p>Speed-Up Multiple</text:p>
            </chart:title>
            <chart:grid chart:style-name="ch8" chart:class="major"/>
          </chart:axis>
          <chart:series chart:style-name="ch9" chart:values-cell-range-address="local-table.$B$2:.$B$34" chart:label-cell-address="local-table.$B$1" chart:class="chart:line">
            <chart:data-point chart:repeated="33"/>
          </chart:series>
          <chart:series chart:style-name="ch10" chart:values-cell-range-address="local-table.$C$2:.$C$34" chart:label-cell-address="local-table.$C$1" chart:class="chart:line">
            <chart:data-point chart:repeated="33"/>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Non-Reduction</text:p>
              </table:table-cell>
              <table:table-cell office:value-type="string">
                <text:p>Reduction</text:p>
              </table:table-cell>
            </table:table-row>
          </table:table-header-rows>
          <table:table-rows>
            <table:table-row>
              <table:table-cell office:value-type="float" office:value="1000">
                <text:p>1000</text:p>
              </table:table-cell>
              <table:table-cell office:value-type="float" office:value="1.549482">
                <text:p>1.549482</text:p>
              </table:table-cell>
              <table:table-cell office:value-type="float" office:value="1.703754">
                <text:p>1.703754</text:p>
              </table:table-cell>
            </table:table-row>
            <table:table-row>
              <table:table-cell office:value-type="float" office:value="1000000">
                <text:p>1000000</text:p>
              </table:table-cell>
              <table:table-cell office:value-type="float" office:value="2.505125">
                <text:p>2.505125</text:p>
              </table:table-cell>
              <table:table-cell office:value-type="float" office:value="7.585893">
                <text:p>7.585893</text:p>
              </table:table-cell>
            </table:table-row>
            <table:table-row>
              <table:table-cell office:value-type="float" office:value="2000000">
                <text:p>2000000</text:p>
              </table:table-cell>
              <table:table-cell office:value-type="float" office:value="3.165735">
                <text:p>3.165735</text:p>
              </table:table-cell>
              <table:table-cell office:value-type="float" office:value="7.568983">
                <text:p>7.568983</text:p>
              </table:table-cell>
            </table:table-row>
            <table:table-row>
              <table:table-cell office:value-type="float" office:value="3000000">
                <text:p>3000000</text:p>
              </table:table-cell>
              <table:table-cell office:value-type="float" office:value="3.139292">
                <text:p>3.139292</text:p>
              </table:table-cell>
              <table:table-cell office:value-type="float" office:value="7.53775">
                <text:p>7.53775</text:p>
              </table:table-cell>
            </table:table-row>
            <table:table-row>
              <table:table-cell office:value-type="float" office:value="4000000">
                <text:p>4000000</text:p>
              </table:table-cell>
              <table:table-cell office:value-type="float" office:value="3.483168">
                <text:p>3.483168</text:p>
              </table:table-cell>
              <table:table-cell office:value-type="float" office:value="7.528567">
                <text:p>7.528567</text:p>
              </table:table-cell>
            </table:table-row>
            <table:table-row>
              <table:table-cell office:value-type="float" office:value="5000000">
                <text:p>5000000</text:p>
              </table:table-cell>
              <table:table-cell office:value-type="float" office:value="3.906835">
                <text:p>3.906835</text:p>
              </table:table-cell>
              <table:table-cell office:value-type="float" office:value="6.19092">
                <text:p>6.19092</text:p>
              </table:table-cell>
            </table:table-row>
            <table:table-row>
              <table:table-cell office:value-type="float" office:value="6000000">
                <text:p>6000000</text:p>
              </table:table-cell>
              <table:table-cell office:value-type="float" office:value="2.882271">
                <text:p>2.882271</text:p>
              </table:table-cell>
              <table:table-cell office:value-type="float" office:value="7.35998">
                <text:p>7.35998</text:p>
              </table:table-cell>
            </table:table-row>
            <table:table-row>
              <table:table-cell office:value-type="float" office:value="7000000">
                <text:p>7000000</text:p>
              </table:table-cell>
              <table:table-cell office:value-type="float" office:value="2.921315">
                <text:p>2.921315</text:p>
              </table:table-cell>
              <table:table-cell office:value-type="float" office:value="7.405128">
                <text:p>7.405128</text:p>
              </table:table-cell>
            </table:table-row>
            <table:table-row>
              <table:table-cell office:value-type="float" office:value="8000000">
                <text:p>8000000</text:p>
              </table:table-cell>
              <table:table-cell office:value-type="float" office:value="4.432095">
                <text:p>4.432095</text:p>
              </table:table-cell>
              <table:table-cell office:value-type="float" office:value="7.499025">
                <text:p>7.499025</text:p>
              </table:table-cell>
            </table:table-row>
            <table:table-row>
              <table:table-cell office:value-type="float" office:value="9000000">
                <text:p>9000000</text:p>
              </table:table-cell>
              <table:table-cell office:value-type="float" office:value="3.809526">
                <text:p>3.809526</text:p>
              </table:table-cell>
              <table:table-cell office:value-type="float" office:value="7.479907">
                <text:p>7.479907</text:p>
              </table:table-cell>
            </table:table-row>
            <table:table-row>
              <table:table-cell office:value-type="float" office:value="10000000">
                <text:p>10000000</text:p>
              </table:table-cell>
              <table:table-cell office:value-type="float" office:value="3.708605">
                <text:p>3.708605</text:p>
              </table:table-cell>
              <table:table-cell office:value-type="float" office:value="7.555506">
                <text:p>7.555506</text:p>
              </table:table-cell>
            </table:table-row>
            <table:table-row>
              <table:table-cell office:value-type="float" office:value="11000000">
                <text:p>11000000</text:p>
              </table:table-cell>
              <table:table-cell office:value-type="float" office:value="3.842442">
                <text:p>3.842442</text:p>
              </table:table-cell>
              <table:table-cell office:value-type="float" office:value="7.57633">
                <text:p>7.57633</text:p>
              </table:table-cell>
            </table:table-row>
            <table:table-row>
              <table:table-cell office:value-type="float" office:value="12000000">
                <text:p>12000000</text:p>
              </table:table-cell>
              <table:table-cell office:value-type="float" office:value="3.809073">
                <text:p>3.809073</text:p>
              </table:table-cell>
              <table:table-cell office:value-type="float" office:value="7.535654">
                <text:p>7.535654</text:p>
              </table:table-cell>
            </table:table-row>
            <table:table-row>
              <table:table-cell office:value-type="float" office:value="13000000">
                <text:p>13000000</text:p>
              </table:table-cell>
              <table:table-cell office:value-type="float" office:value="3.81506">
                <text:p>3.81506</text:p>
              </table:table-cell>
              <table:table-cell office:value-type="float" office:value="7.506073">
                <text:p>7.506073</text:p>
              </table:table-cell>
            </table:table-row>
            <table:table-row>
              <table:table-cell office:value-type="float" office:value="14000000">
                <text:p>14000000</text:p>
              </table:table-cell>
              <table:table-cell office:value-type="float" office:value="3.828529">
                <text:p>3.828529</text:p>
              </table:table-cell>
              <table:table-cell office:value-type="float" office:value="7.527486">
                <text:p>7.527486</text:p>
              </table:table-cell>
            </table:table-row>
            <table:table-row>
              <table:table-cell office:value-type="float" office:value="15000000">
                <text:p>15000000</text:p>
              </table:table-cell>
              <table:table-cell office:value-type="float" office:value="3.146829">
                <text:p>3.146829</text:p>
              </table:table-cell>
              <table:table-cell office:value-type="float" office:value="7.36315">
                <text:p>7.36315</text:p>
              </table:table-cell>
            </table:table-row>
            <table:table-row>
              <table:table-cell office:value-type="float" office:value="16000000">
                <text:p>16000000</text:p>
              </table:table-cell>
              <table:table-cell office:value-type="float" office:value="3.749459">
                <text:p>3.749459</text:p>
              </table:table-cell>
              <table:table-cell office:value-type="float" office:value="7.543507">
                <text:p>7.543507</text:p>
              </table:table-cell>
            </table:table-row>
            <table:table-row>
              <table:table-cell office:value-type="float" office:value="17000000">
                <text:p>17000000</text:p>
              </table:table-cell>
              <table:table-cell office:value-type="float" office:value="3.780014">
                <text:p>3.780014</text:p>
              </table:table-cell>
              <table:table-cell office:value-type="float" office:value="7.585005">
                <text:p>7.585005</text:p>
              </table:table-cell>
            </table:table-row>
            <table:table-row>
              <table:table-cell office:value-type="float" office:value="18000000">
                <text:p>18000000</text:p>
              </table:table-cell>
              <table:table-cell office:value-type="float" office:value="3.809894">
                <text:p>3.809894</text:p>
              </table:table-cell>
              <table:table-cell office:value-type="float" office:value="7.534399">
                <text:p>7.534399</text:p>
              </table:table-cell>
            </table:table-row>
            <table:table-row>
              <table:table-cell office:value-type="float" office:value="19000000">
                <text:p>19000000</text:p>
              </table:table-cell>
              <table:table-cell office:value-type="float" office:value="3.860751">
                <text:p>3.860751</text:p>
              </table:table-cell>
              <table:table-cell office:value-type="float" office:value="7.531435">
                <text:p>7.531435</text:p>
              </table:table-cell>
            </table:table-row>
            <table:table-row>
              <table:table-cell office:value-type="float" office:value="20000000">
                <text:p>20000000</text:p>
              </table:table-cell>
              <table:table-cell office:value-type="float" office:value="3.806974">
                <text:p>3.806974</text:p>
              </table:table-cell>
              <table:table-cell office:value-type="float" office:value="7.566143">
                <text:p>7.566143</text:p>
              </table:table-cell>
            </table:table-row>
            <table:table-row>
              <table:table-cell office:value-type="float" office:value="21000000">
                <text:p>21000000</text:p>
              </table:table-cell>
              <table:table-cell office:value-type="float" office:value="3.354155">
                <text:p>3.354155</text:p>
              </table:table-cell>
              <table:table-cell office:value-type="float" office:value="7.111096">
                <text:p>7.111096</text:p>
              </table:table-cell>
            </table:table-row>
            <table:table-row>
              <table:table-cell office:value-type="float" office:value="22000000">
                <text:p>22000000</text:p>
              </table:table-cell>
              <table:table-cell office:value-type="float" office:value="3.938343">
                <text:p>3.938343</text:p>
              </table:table-cell>
              <table:table-cell office:value-type="float" office:value="7.545819">
                <text:p>7.545819</text:p>
              </table:table-cell>
            </table:table-row>
            <table:table-row>
              <table:table-cell office:value-type="float" office:value="23000000">
                <text:p>23000000</text:p>
              </table:table-cell>
              <table:table-cell office:value-type="float" office:value="3.821408">
                <text:p>3.821408</text:p>
              </table:table-cell>
              <table:table-cell office:value-type="float" office:value="7.559042">
                <text:p>7.559042</text:p>
              </table:table-cell>
            </table:table-row>
            <table:table-row>
              <table:table-cell office:value-type="float" office:value="24000000">
                <text:p>24000000</text:p>
              </table:table-cell>
              <table:table-cell office:value-type="float" office:value="3.856352">
                <text:p>3.856352</text:p>
              </table:table-cell>
              <table:table-cell office:value-type="float" office:value="7.548422">
                <text:p>7.548422</text:p>
              </table:table-cell>
            </table:table-row>
            <table:table-row>
              <table:table-cell office:value-type="float" office:value="25000000">
                <text:p>25000000</text:p>
              </table:table-cell>
              <table:table-cell office:value-type="float" office:value="3.83341">
                <text:p>3.83341</text:p>
              </table:table-cell>
              <table:table-cell office:value-type="float" office:value="7.529081">
                <text:p>7.529081</text:p>
              </table:table-cell>
            </table:table-row>
            <table:table-row>
              <table:table-cell office:value-type="float" office:value="26000000">
                <text:p>26000000</text:p>
              </table:table-cell>
              <table:table-cell office:value-type="float" office:value="3.865509">
                <text:p>3.865509</text:p>
              </table:table-cell>
              <table:table-cell office:value-type="float" office:value="7.520887">
                <text:p>7.520887</text:p>
              </table:table-cell>
            </table:table-row>
            <table:table-row>
              <table:table-cell office:value-type="float" office:value="27000000">
                <text:p>27000000</text:p>
              </table:table-cell>
              <table:table-cell office:value-type="float" office:value="3.907911">
                <text:p>3.907911</text:p>
              </table:table-cell>
              <table:table-cell office:value-type="float" office:value="7.275089">
                <text:p>7.275089</text:p>
              </table:table-cell>
            </table:table-row>
            <table:table-row>
              <table:table-cell office:value-type="float" office:value="28000000">
                <text:p>28000000</text:p>
              </table:table-cell>
              <table:table-cell office:value-type="float" office:value="3.86169">
                <text:p>3.86169</text:p>
              </table:table-cell>
              <table:table-cell office:value-type="float" office:value="6.4535">
                <text:p>6.4535</text:p>
              </table:table-cell>
            </table:table-row>
            <table:table-row>
              <table:table-cell office:value-type="float" office:value="29000000">
                <text:p>29000000</text:p>
              </table:table-cell>
              <table:table-cell office:value-type="float" office:value="3.856776">
                <text:p>3.856776</text:p>
              </table:table-cell>
              <table:table-cell office:value-type="float" office:value="7.570984">
                <text:p>7.570984</text:p>
              </table:table-cell>
            </table:table-row>
            <table:table-row>
              <table:table-cell office:value-type="float" office:value="30000000">
                <text:p>30000000</text:p>
              </table:table-cell>
              <table:table-cell office:value-type="float" office:value="3.829537">
                <text:p>3.829537</text:p>
              </table:table-cell>
              <table:table-cell office:value-type="float" office:value="7.547186">
                <text:p>7.547186</text:p>
              </table:table-cell>
            </table:table-row>
            <table:table-row>
              <table:table-cell office:value-type="float" office:value="31000000">
                <text:p>31000000</text:p>
              </table:table-cell>
              <table:table-cell office:value-type="float" office:value="3.123247">
                <text:p>3.123247</text:p>
              </table:table-cell>
              <table:table-cell office:value-type="float" office:value="7.344575">
                <text:p>7.344575</text:p>
              </table:table-cell>
            </table:table-row>
            <table:table-row>
              <table:table-cell office:value-type="float" office:value="32000000">
                <text:p>32000000</text:p>
              </table:table-cell>
              <table:table-cell office:value-type="float" office:value="4.375939">
                <text:p>4.375939</text:p>
              </table:table-cell>
              <table:table-cell office:value-type="float" office:value="6.571261">
                <text:p>6.57126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0.5$Windows_x86 LibreOffice_project/1b1a90865e348b492231e1c451437d7a15bb262b</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